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2.122cm"/>
    </style:style>
    <style:style style:name="co4" style:family="table-column">
      <style:table-column-properties fo:break-before="auto" style:column-width="1.515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1.372cm"/>
    </style:style>
    <style:style style:name="co10" style:family="table-column">
      <style:table-column-properties fo:break-before="auto" style:column-width="1.298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1.854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923cm"/>
    </style:style>
    <style:style style:name="co16" style:family="table-column">
      <style:table-column-properties fo:break-before="auto" style:column-width="1.722cm"/>
    </style:style>
    <style:style style:name="co17" style:family="table-column">
      <style:table-column-properties fo:break-before="auto" style:column-width="2.82cm"/>
    </style:style>
    <style:style style:name="co18" style:family="table-column">
      <style:table-column-properties fo:break-before="auto" style:column-width="2.321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822cm"/>
    </style:style>
    <style:style style:name="co21" style:family="table-column">
      <style:table-column-properties fo:break-before="auto" style:column-width="1.746cm"/>
    </style:style>
    <style:style style:name="co22" style:family="table-column">
      <style:table-column-properties fo:break-before="auto" style:column-width="1.547cm"/>
    </style:style>
    <style:style style:name="co23" style:family="table-column">
      <style:table-column-properties fo:break-before="auto" style:column-width="2.646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eaks_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eak</text:p>
          </table:table-cell>
          <table:table-cell table:style-name="Default" office:value-type="string" calcext:value-type="string">
            <text:p>idx_median</text:p>
          </table:table-cell>
          <table:table-cell table:style-name="Default" office:value-type="string" calcext:value-type="string">
            <text:p>idx_min</text:p>
          </table:table-cell>
          <table:table-cell table:style-name="Default" office:value-type="string" calcext:value-type="string">
            <text:p>idx_max</text:p>
          </table:table-cell>
          <table:table-cell table:style-name="Default" office:value-type="string" calcext:value-type="string">
            <text:p>idx_q25</text:p>
          </table:table-cell>
          <table:table-cell table:style-name="Default" office:value-type="string" calcext:value-type="string">
            <text:p>idx_q75</text:p>
          </table:table-cell>
          <table:table-cell table:style-name="Default" office:value-type="string" calcext:value-type="string">
            <text:p>idx_iqr</text:p>
          </table:table-cell>
          <table:table-cell table:style-name="Default" office:value-type="string" calcext:value-type="string">
            <text:p>h_median</text:p>
          </table:table-cell>
          <table:table-cell table:style-name="Default" office:value-type="string" calcext:value-type="string">
            <text:p>h_min</text:p>
          </table:table-cell>
          <table:table-cell table:style-name="Default" office:value-type="string" calcext:value-type="string">
            <text:p>h_max</text:p>
          </table:table-cell>
          <table:table-cell table:style-name="Default" office:value-type="string" calcext:value-type="string">
            <text:p>h_q25</text:p>
          </table:table-cell>
          <table:table-cell table:style-name="Default" office:value-type="string" calcext:value-type="string">
            <text:p>h_q75</text:p>
          </table:table-cell>
          <table:table-cell table:style-name="Default" office:value-type="string" calcext:value-type="string">
            <text:p>h_iqr</text:p>
          </table:table-cell>
          <table:table-cell table:style-name="Default" office:value-type="string" calcext:value-type="string">
            <text:p>prom_median</text:p>
          </table:table-cell>
          <table:table-cell table:style-name="Default" office:value-type="string" calcext:value-type="string">
            <text:p>prom_min</text:p>
          </table:table-cell>
          <table:table-cell table:style-name="Default" office:value-type="string" calcext:value-type="string">
            <text:p>prom_max</text:p>
          </table:table-cell>
          <table:table-cell table:style-name="Default" office:value-type="string" calcext:value-type="string">
            <text:p>prom_q25</text:p>
          </table:table-cell>
          <table:table-cell table:style-name="Default" office:value-type="string" calcext:value-type="string">
            <text:p>prom_q75</text:p>
          </table:table-cell>
          <table:table-cell table:style-name="Default" office:value-type="string" calcext:value-type="string">
            <text:p>prom_iqr</text:p>
          </table:table-cell>
          <table:table-cell table:style-name="Default" office:value-type="string" calcext:value-type="string">
            <text:p>prom_zero_frac</text:p>
          </table:table-cell>
          <table:table-cell table:style-name="Default" office:value-type="string" calcext:value-type="string">
            <text:p>w50_median</text:p>
          </table:table-cell>
          <table:table-cell table:style-name="Default" office:value-type="string" calcext:value-type="string">
            <text:p>w50_min</text:p>
          </table:table-cell>
          <table:table-cell table:style-name="Default" office:value-type="string" calcext:value-type="string">
            <text:p>w50_max</text:p>
          </table:table-cell>
          <table:table-cell table:style-name="Default" office:value-type="string" calcext:value-type="string">
            <text:p>w50_q25</text:p>
          </table:table-cell>
          <table:table-cell table:style-name="Default" office:value-type="string" calcext:value-type="string">
            <text:p>w50_q75</text:p>
          </table:table-cell>
          <table:table-cell table:style-name="Default" office:value-type="string" calcext:value-type="string">
            <text:p>w50_iqr</text:p>
          </table:table-cell>
          <table:table-cell table:style-name="Default" office:value-type="string" calcext:value-type="string">
            <text:p>w50_zero_frac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 office:value-type="float" office:value="70" calcext:value-type="float">
            <text:p>70,00</text:p>
          </table:table-cell>
          <table:table-cell office:value-type="float" office:value="28" calcext:value-type="float">
            <text:p>28,00</text:p>
          </table:table-cell>
          <table:table-cell office:value-type="float" office:value="36" calcext:value-type="float">
            <text:p>36,00</text:p>
          </table:table-cell>
          <table:table-cell office:value-type="float" office:value="8" calcext:value-type="float">
            <text:p>8,00</text:p>
          </table:table-cell>
          <table:table-cell office:value-type="float" office:value="0.97410561427944" calcext:value-type="float">
            <text:p>0,97</text:p>
          </table:table-cell>
          <table:table-cell office:value-type="float" office:value="0.913775521745792" calcext:value-type="float">
            <text:p>0,91</text:p>
          </table:table-cell>
          <table:table-cell office:value-type="float" office:value="0.994646256886425" calcext:value-type="float">
            <text:p>0,99</text:p>
          </table:table-cell>
          <table:table-cell office:value-type="float" office:value="0.963412795091398" calcext:value-type="float">
            <text:p>0,96</text:p>
          </table:table-cell>
          <table:table-cell office:value-type="float" office:value="0.980674231357751" calcext:value-type="float">
            <text:p>0,98</text:p>
          </table:table-cell>
          <table:table-cell office:value-type="float" office:value="0.0172614362663532" calcext:value-type="float">
            <text:p>0,02</text:p>
          </table:table-cell>
          <table:table-cell office:value-type="float" office:value="0.927371272441647" calcext:value-type="float">
            <text:p>0,93</text:p>
          </table:table-cell>
          <table:table-cell office:value-type="float" office:value="0" calcext:value-type="float">
            <text:p>0,00</text:p>
          </table:table-cell>
          <table:table-cell office:value-type="float" office:value="0.977767567708441" calcext:value-type="float">
            <text:p>0,98</text:p>
          </table:table-cell>
          <table:table-cell office:value-type="float" office:value="0.894344235832823" calcext:value-type="float">
            <text:p>0,89</text:p>
          </table:table-cell>
          <table:table-cell office:value-type="float" office:value="0.946616133503894" calcext:value-type="float">
            <text:p>0,95</text:p>
          </table:table-cell>
          <table:table-cell office:value-type="float" office:value="0.0522718976710704" calcext:value-type="float">
            <text:p>0,05</text:p>
          </table:table-cell>
          <table:table-cell office:value-type="float" office:value="0.2" calcext:value-type="float">
            <text:p>0,20</text:p>
          </table:table-cell>
          <table:table-cell office:value-type="float" office:value="56.4887179451788" calcext:value-type="float">
            <text:p>56,49</text:p>
          </table:table-cell>
          <table:table-cell office:value-type="float" office:value="0" calcext:value-type="float">
            <text:p>0,00</text:p>
          </table:table-cell>
          <table:table-cell office:value-type="float" office:value="109.844632944649" calcext:value-type="float">
            <text:p>109,84</text:p>
          </table:table-cell>
          <table:table-cell office:value-type="float" office:value="35.6849294343499" calcext:value-type="float">
            <text:p>35,68</text:p>
          </table:table-cell>
          <table:table-cell office:value-type="float" office:value="90.338646626052" calcext:value-type="float">
            <text:p>90,34</text:p>
          </table:table-cell>
          <table:table-cell office:value-type="float" office:value="54.6537171917022" calcext:value-type="float">
            <text:p>54,65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60" calcext:value-type="float">
            <text:p>60,00</text:p>
          </table:table-cell>
          <table:table-cell office:value-type="float" office:value="38" calcext:value-type="float">
            <text:p>38,00</text:p>
          </table:table-cell>
          <table:table-cell office:value-type="float" office:value="104" calcext:value-type="float">
            <text:p>104,00</text:p>
          </table:table-cell>
          <table:table-cell office:value-type="float" office:value="53" calcext:value-type="float">
            <text:p>53,00</text:p>
          </table:table-cell>
          <table:table-cell office:value-type="float" office:value="66" calcext:value-type="float">
            <text:p>66,00</text:p>
          </table:table-cell>
          <table:table-cell office:value-type="float" office:value="13" calcext:value-type="float">
            <text:p>13,00</text:p>
          </table:table-cell>
          <table:table-cell office:value-type="float" office:value="0.718198950493263" calcext:value-type="float">
            <text:p>0,72</text:p>
          </table:table-cell>
          <table:table-cell office:value-type="float" office:value="0.365081735728739" calcext:value-type="float">
            <text:p>0,37</text:p>
          </table:table-cell>
          <table:table-cell office:value-type="float" office:value="0.887486636166655" calcext:value-type="float">
            <text:p>0,89</text:p>
          </table:table-cell>
          <table:table-cell office:value-type="float" office:value="0.657937561506798" calcext:value-type="float">
            <text:p>0,66</text:p>
          </table:table-cell>
          <table:table-cell office:value-type="float" office:value="0.780557120726605" calcext:value-type="float">
            <text:p>0,78</text:p>
          </table:table-cell>
          <table:table-cell office:value-type="float" office:value="0.122619559219808" calcext:value-type="float">
            <text:p>0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27532865980766" calcext:value-type="float">
            <text:p>0,2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0387390712139935" calcext:value-type="float">
            <text:p>0,00</text:p>
          </table:table-cell>
          <table:table-cell office:value-type="float" office:value="0.746666666666667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.6524777718863" calcext:value-type="float">
            <text:p>19,65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.93368075886716" calcext:value-type="float">
            <text:p>1,93</text:p>
          </table:table-cell>
          <table:table-cell office:value-type="float" office:value="0.746666666666667" calcext:value-type="float">
            <text:p>0,75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93" calcext:value-type="float">
            <text:p>93,00</text:p>
          </table:table-cell>
          <table:table-cell office:value-type="float" office:value="63" calcext:value-type="float">
            <text:p>63,00</text:p>
          </table:table-cell>
          <table:table-cell office:value-type="float" office:value="140" calcext:value-type="float">
            <text:p>140,00</text:p>
          </table:table-cell>
          <table:table-cell office:value-type="float" office:value="84" calcext:value-type="float">
            <text:p>84,00</text:p>
          </table:table-cell>
          <table:table-cell office:value-type="float" office:value="103" calcext:value-type="float">
            <text:p>103,00</text:p>
          </table:table-cell>
          <table:table-cell office:value-type="float" office:value="19" calcext:value-type="float">
            <text:p>19,00</text:p>
          </table:table-cell>
          <table:table-cell office:value-type="float" office:value="0.617845205466739" calcext:value-type="float">
            <text:p>0,62</text:p>
          </table:table-cell>
          <table:table-cell office:value-type="float" office:value="0.176647361347485" calcext:value-type="float">
            <text:p>0,18</text:p>
          </table:table-cell>
          <table:table-cell office:value-type="float" office:value="0.901900931583846" calcext:value-type="float">
            <text:p>0,90</text:p>
          </table:table-cell>
          <table:table-cell office:value-type="float" office:value="0.518022526855231" calcext:value-type="float">
            <text:p>0,52</text:p>
          </table:table-cell>
          <table:table-cell office:value-type="float" office:value="0.717567311356192" calcext:value-type="float">
            <text:p>0,72</text:p>
          </table:table-cell>
          <table:table-cell office:value-type="float" office:value="0.19954478450096" calcext:value-type="float">
            <text:p>0,20</text:p>
          </table:table-cell>
          <table:table-cell office:value-type="float" office:value="0.00122553111202778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382962111020528" calcext:value-type="float">
            <text:p>0,3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16996423101751" calcext:value-type="float">
            <text:p>0,12</text:p>
          </table:table-cell>
          <table:table-cell office:value-type="float" office:value="0.486666666666667" calcext:value-type="float">
            <text:p>0,49</text:p>
          </table:table-cell>
          <table:table-cell office:value-type="float" office:value="1.2707141473502" calcext:value-type="float">
            <text:p>1,27</text:p>
          </table:table-cell>
          <table:table-cell office:value-type="float" office:value="0" calcext:value-type="float">
            <text:p>0,00</text:p>
          </table:table-cell>
          <table:table-cell office:value-type="float" office:value="42.9532017545231" calcext:value-type="float">
            <text:p>42,95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0.7117622279055" calcext:value-type="float">
            <text:p>20,71</text:p>
          </table:table-cell>
          <table:table-cell office:value-type="float" office:value="0.486666666666667" calcext:value-type="float">
            <text:p>0,49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32" calcext:value-type="float">
            <text:p>32,00</text:p>
          </table:table-cell>
          <table:table-cell office:value-type="float" office:value="20" calcext:value-type="float">
            <text:p>20,00</text:p>
          </table:table-cell>
          <table:table-cell office:value-type="float" office:value="56" calcext:value-type="float">
            <text:p>56,00</text:p>
          </table:table-cell>
          <table:table-cell office:value-type="float" office:value="28" calcext:value-type="float">
            <text:p>28,00</text:p>
          </table:table-cell>
          <table:table-cell office:value-type="float" office:value="36" calcext:value-type="float">
            <text:p>36,00</text:p>
          </table:table-cell>
          <table:table-cell office:value-type="float" office:value="8" calcext:value-type="float">
            <text:p>8,00</text:p>
          </table:table-cell>
          <table:table-cell office:value-type="float" office:value="0.95511600659676" calcext:value-type="float">
            <text:p>0,96</text:p>
          </table:table-cell>
          <table:table-cell office:value-type="float" office:value="0.82773192419003" calcext:value-type="float">
            <text:p>0,83</text:p>
          </table:table-cell>
          <table:table-cell office:value-type="float" office:value="0.997411598399537" calcext:value-type="float">
            <text:p>1,00</text:p>
          </table:table-cell>
          <table:table-cell office:value-type="float" office:value="0.923580070313018" calcext:value-type="float">
            <text:p>0,92</text:p>
          </table:table-cell>
          <table:table-cell office:value-type="float" office:value="0.978109131759751" calcext:value-type="float">
            <text:p>0,98</text:p>
          </table:table-cell>
          <table:table-cell office:value-type="float" office:value="0.0545290614467328" calcext:value-type="float">
            <text:p>0,05</text:p>
          </table:table-cell>
          <table:table-cell office:value-type="float" office:value="0.0268812928104571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981047633048231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169807444895464" calcext:value-type="float">
            <text:p>0,17</text:p>
          </table:table-cell>
          <table:table-cell office:value-type="float" office:value="0.453333333333333" calcext:value-type="float">
            <text:p>0,45</text:p>
          </table:table-cell>
          <table:table-cell office:value-type="float" office:value="5.78797285236979" calcext:value-type="float">
            <text:p>5,79</text:p>
          </table:table-cell>
          <table:table-cell office:value-type="float" office:value="0" calcext:value-type="float">
            <text:p>0,00</text:p>
          </table:table-cell>
          <table:table-cell office:value-type="float" office:value="116.3323293111" calcext:value-type="float">
            <text:p>116,33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.3132850212624" calcext:value-type="float">
            <text:p>10,31</text:p>
          </table:table-cell>
          <table:table-cell office:value-type="float" office:value="0.453333333333333" calcext:value-type="float">
            <text:p>0,45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8.5" calcext:value-type="float">
            <text:p>58,50</text:p>
          </table:table-cell>
          <table:table-cell office:value-type="float" office:value="39" calcext:value-type="float">
            <text:p>39,00</text:p>
          </table:table-cell>
          <table:table-cell office:value-type="float" office:value="86" calcext:value-type="float">
            <text:p>86,00</text:p>
          </table:table-cell>
          <table:table-cell office:value-type="float" office:value="52" calcext:value-type="float">
            <text:p>52,00</text:p>
          </table:table-cell>
          <table:table-cell office:value-type="float" office:value="64" calcext:value-type="float">
            <text:p>64,00</text:p>
          </table:table-cell>
          <table:table-cell office:value-type="float" office:value="12" calcext:value-type="float">
            <text:p>12,00</text:p>
          </table:table-cell>
          <table:table-cell office:value-type="float" office:value="0.981773102811237" calcext:value-type="float">
            <text:p>0,98</text:p>
          </table:table-cell>
          <table:table-cell office:value-type="float" office:value="0.761488117306599" calcext:value-type="float">
            <text:p>0,76</text:p>
          </table:table-cell>
          <table:table-cell office:value-type="float" office:value="0.99796581723869" calcext:value-type="float">
            <text:p>1,00</text:p>
          </table:table-cell>
          <table:table-cell office:value-type="float" office:value="0.953500693685093" calcext:value-type="float">
            <text:p>0,95</text:p>
          </table:table-cell>
          <table:table-cell office:value-type="float" office:value="0.990495103854488" calcext:value-type="float">
            <text:p>0,99</text:p>
          </table:table-cell>
          <table:table-cell office:value-type="float" office:value="0.0369944101693951" calcext:value-type="float">
            <text:p>0,0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9201879471045" calcext:value-type="float">
            <text:p>0,99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918012733025738" calcext:value-type="float">
            <text:p>0,92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8.775643628" calcext:value-type="float">
            <text:p>118,7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63.3937246262539" calcext:value-type="float">
            <text:p>63,39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89" calcext:value-type="float">
            <text:p>89,00</text:p>
          </table:table-cell>
          <table:table-cell office:value-type="float" office:value="64" calcext:value-type="float">
            <text:p>64,00</text:p>
          </table:table-cell>
          <table:table-cell office:value-type="float" office:value="135" calcext:value-type="float">
            <text:p>135,00</text:p>
          </table:table-cell>
          <table:table-cell office:value-type="float" office:value="80" calcext:value-type="float">
            <text:p>80,00</text:p>
          </table:table-cell>
          <table:table-cell office:value-type="float" office:value="96.25" calcext:value-type="float">
            <text:p>96,25</text:p>
          </table:table-cell>
          <table:table-cell office:value-type="float" office:value="16.25" calcext:value-type="float">
            <text:p>16,25</text:p>
          </table:table-cell>
          <table:table-cell office:value-type="float" office:value="0.804864113181999" calcext:value-type="float">
            <text:p>0,80</text:p>
          </table:table-cell>
          <table:table-cell office:value-type="float" office:value="0.290106087855463" calcext:value-type="float">
            <text:p>0,29</text:p>
          </table:table-cell>
          <table:table-cell office:value-type="float" office:value="0.996660164036486" calcext:value-type="float">
            <text:p>1,00</text:p>
          </table:table-cell>
          <table:table-cell office:value-type="float" office:value="0.670419666615419" calcext:value-type="float">
            <text:p>0,67</text:p>
          </table:table-cell>
          <table:table-cell office:value-type="float" office:value="0.915300308963345" calcext:value-type="float">
            <text:p>0,92</text:p>
          </table:table-cell>
          <table:table-cell office:value-type="float" office:value="0.244880642347926" calcext:value-type="float">
            <text:p>0,2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78992224508122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120392354392071" calcext:value-type="float">
            <text:p>0,01</text:p>
          </table:table-cell>
          <table:table-cell office:value-type="float" office:value="0.703333333333333" calcext:value-type="float">
            <text:p>0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9.011856736388" calcext:value-type="float">
            <text:p>119,01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6.64784379002473" calcext:value-type="float">
            <text:p>6,65</text:p>
          </table:table-cell>
          <table:table-cell office:value-type="float" office:value="0.703333333333333" calcext:value-type="float">
            <text:p>0,70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,00</text:p>
          </table:table-cell>
          <table:table-cell office:value-type="float" office:value="16" calcext:value-type="float">
            <text:p>16,00</text:p>
          </table:table-cell>
          <table:table-cell office:value-type="float" office:value="39" calcext:value-type="float">
            <text:p>39,00</text:p>
          </table:table-cell>
          <table:table-cell office:value-type="float" office:value="24" calcext:value-type="float">
            <text:p>24,00</text:p>
          </table:table-cell>
          <table:table-cell office:value-type="float" office:value="29" calcext:value-type="float">
            <text:p>29,00</text:p>
          </table:table-cell>
          <table:table-cell office:value-type="float" office:value="5" calcext:value-type="float">
            <text:p>5,00</text:p>
          </table:table-cell>
          <table:table-cell office:value-type="float" office:value="0.59988559510142" calcext:value-type="float">
            <text:p>0,60</text:p>
          </table:table-cell>
          <table:table-cell office:value-type="float" office:value="0.235069660036692" calcext:value-type="float">
            <text:p>0,24</text:p>
          </table:table-cell>
          <table:table-cell office:value-type="float" office:value="0.891343767258021" calcext:value-type="float">
            <text:p>0,89</text:p>
          </table:table-cell>
          <table:table-cell office:value-type="float" office:value="0.515843785547521" calcext:value-type="float">
            <text:p>0,52</text:p>
          </table:table-cell>
          <table:table-cell office:value-type="float" office:value="0.698595045075759" calcext:value-type="float">
            <text:p>0,70</text:p>
          </table:table-cell>
          <table:table-cell office:value-type="float" office:value="0.182751259528238" calcext:value-type="float">
            <text:p>0,1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1671154780353" calcext:value-type="float">
            <text:p>0,22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00888159222114271" calcext:value-type="float">
            <text:p>0,00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.6619618355251" calcext:value-type="float">
            <text:p>12,66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440630213945321" calcext:value-type="float">
            <text:p>0,4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58" calcext:value-type="float">
            <text:p>58,00</text:p>
          </table:table-cell>
          <table:table-cell office:value-type="float" office:value="35" calcext:value-type="float">
            <text:p>35,00</text:p>
          </table:table-cell>
          <table:table-cell office:value-type="float" office:value="80" calcext:value-type="float">
            <text:p>80,00</text:p>
          </table:table-cell>
          <table:table-cell office:value-type="float" office:value="52" calcext:value-type="float">
            <text:p>52,00</text:p>
          </table:table-cell>
          <table:table-cell office:value-type="float" office:value="62" calcext:value-type="float">
            <text:p>62,00</text:p>
          </table:table-cell>
          <table:table-cell office:value-type="float" office:value="10" calcext:value-type="float">
            <text:p>10,00</text:p>
          </table:table-cell>
          <table:table-cell office:value-type="float" office:value="0.984064482871935" calcext:value-type="float">
            <text:p>0,98</text:p>
          </table:table-cell>
          <table:table-cell office:value-type="float" office:value="0.781712567674929" calcext:value-type="float">
            <text:p>0,78</text:p>
          </table:table-cell>
          <table:table-cell office:value-type="float" office:value="0.997572063276498" calcext:value-type="float">
            <text:p>1,00</text:p>
          </table:table-cell>
          <table:table-cell office:value-type="float" office:value="0.971026549036641" calcext:value-type="float">
            <text:p>0,97</text:p>
          </table:table-cell>
          <table:table-cell office:value-type="float" office:value="0.988937792809143" calcext:value-type="float">
            <text:p>0,99</text:p>
          </table:table-cell>
          <table:table-cell office:value-type="float" office:value="0.0179112437725014" calcext:value-type="float">
            <text:p>0,02</text:p>
          </table:table-cell>
          <table:table-cell office:value-type="float" office:value="0.0644092989373102" calcext:value-type="float">
            <text:p>0,06</text:p>
          </table:table-cell>
          <table:table-cell office:value-type="float" office:value="0" calcext:value-type="float">
            <text:p>0,00</text:p>
          </table:table-cell>
          <table:table-cell office:value-type="float" office:value="0.981997017531833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952415594528435" calcext:value-type="float">
            <text:p>0,95</text:p>
          </table:table-cell>
          <table:table-cell office:value-type="float" office:value="0.4" calcext:value-type="float">
            <text:p>0,40</text:p>
          </table:table-cell>
          <table:table-cell office:value-type="float" office:value="8.76806970062053" calcext:value-type="float">
            <text:p>8,77</text:p>
          </table:table-cell>
          <table:table-cell office:value-type="float" office:value="0" calcext:value-type="float">
            <text:p>0,00</text:p>
          </table:table-cell>
          <table:table-cell office:value-type="float" office:value="115.698724142371" calcext:value-type="float">
            <text:p>115,7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92.4315759759337" calcext:value-type="float">
            <text:p>92,43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81" calcext:value-type="float">
            <text:p>81,00</text:p>
          </table:table-cell>
          <table:table-cell office:value-type="float" office:value="52" calcext:value-type="float">
            <text:p>52,00</text:p>
          </table:table-cell>
          <table:table-cell office:value-type="float" office:value="113" calcext:value-type="float">
            <text:p>113,00</text:p>
          </table:table-cell>
          <table:table-cell office:value-type="float" office:value="73" calcext:value-type="float">
            <text:p>73,00</text:p>
          </table:table-cell>
          <table:table-cell office:value-type="float" office:value="87.25" calcext:value-type="float">
            <text:p>87,25</text:p>
          </table:table-cell>
          <table:table-cell office:value-type="float" office:value="14.25" calcext:value-type="float">
            <text:p>14,25</text:p>
          </table:table-cell>
          <table:table-cell office:value-type="float" office:value="0.92273444545154" calcext:value-type="float">
            <text:p>0,92</text:p>
          </table:table-cell>
          <table:table-cell office:value-type="float" office:value="0.665963086977418" calcext:value-type="float">
            <text:p>0,67</text:p>
          </table:table-cell>
          <table:table-cell office:value-type="float" office:value="0.997677807909095" calcext:value-type="float">
            <text:p>1,00</text:p>
          </table:table-cell>
          <table:table-cell office:value-type="float" office:value="0.867431849082131" calcext:value-type="float">
            <text:p>0,87</text:p>
          </table:table-cell>
          <table:table-cell office:value-type="float" office:value="0.981373001833634" calcext:value-type="float">
            <text:p>0,98</text:p>
          </table:table-cell>
          <table:table-cell office:value-type="float" office:value="0.113941152751503" calcext:value-type="float">
            <text:p>0,1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976970234083398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0588574275907717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1.81564652026" calcext:value-type="float">
            <text:p>111,82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.5427026252794" calcext:value-type="float">
            <text:p>10,5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60" calcext:value-type="float">
            <text:p>60,00</text:p>
          </table:table-cell>
          <table:table-cell office:value-type="float" office:value="35" calcext:value-type="float">
            <text:p>35,00</text:p>
          </table:table-cell>
          <table:table-cell office:value-type="float" office:value="71" calcext:value-type="float">
            <text:p>71,00</text:p>
          </table:table-cell>
          <table:table-cell office:value-type="float" office:value="58" calcext:value-type="float">
            <text:p>58,00</text:p>
          </table:table-cell>
          <table:table-cell office:value-type="float" office:value="64" calcext:value-type="float">
            <text:p>64,00</text:p>
          </table:table-cell>
          <table:table-cell office:value-type="float" office:value="6" calcext:value-type="float">
            <text:p>6,00</text:p>
          </table:table-cell>
          <table:table-cell office:value-type="float" office:value="0.992974933478032" calcext:value-type="float">
            <text:p>0,99</text:p>
          </table:table-cell>
          <table:table-cell office:value-type="float" office:value="0.955375228722863" calcext:value-type="float">
            <text:p>0,96</text:p>
          </table:table-cell>
          <table:table-cell office:value-type="float" office:value="0.998072541606392" calcext:value-type="float">
            <text:p>1,00</text:p>
          </table:table-cell>
          <table:table-cell office:value-type="float" office:value="0.991231734391903" calcext:value-type="float">
            <text:p>0,99</text:p>
          </table:table-cell>
          <table:table-cell office:value-type="float" office:value="0.995544881992451" calcext:value-type="float">
            <text:p>1,00</text:p>
          </table:table-cell>
          <table:table-cell office:value-type="float" office:value="0.00431314760054857" calcext:value-type="float">
            <text:p>0,00</text:p>
          </table:table-cell>
          <table:table-cell office:value-type="float" office:value="0.9770532311433" calcext:value-type="float">
            <text:p>0,98</text:p>
          </table:table-cell>
          <table:table-cell office:value-type="float" office:value="0" calcext:value-type="float">
            <text:p>0,00</text:p>
          </table:table-cell>
          <table:table-cell office:value-type="float" office:value="0.993263582752541" calcext:value-type="float">
            <text:p>0,99</text:p>
          </table:table-cell>
          <table:table-cell office:value-type="float" office:value="0.97122746007795" calcext:value-type="float">
            <text:p>0,97</text:p>
          </table:table-cell>
          <table:table-cell office:value-type="float" office:value="0.979567281534726" calcext:value-type="float">
            <text:p>0,98</text:p>
          </table:table-cell>
          <table:table-cell office:value-type="float" office:value="0.00833982145677548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82.3355527896981" calcext:value-type="float">
            <text:p>82,34</text:p>
          </table:table-cell>
          <table:table-cell office:value-type="float" office:value="0" calcext:value-type="float">
            <text:p>0,00</text:p>
          </table:table-cell>
          <table:table-cell office:value-type="float" office:value="112.486535289393" calcext:value-type="float">
            <text:p>112,49</text:p>
          </table:table-cell>
          <table:table-cell office:value-type="float" office:value="76.1825835139369" calcext:value-type="float">
            <text:p>76,18</text:p>
          </table:table-cell>
          <table:table-cell office:value-type="float" office:value="88.5088915091384" calcext:value-type="float">
            <text:p>88,51</text:p>
          </table:table-cell>
          <table:table-cell office:value-type="float" office:value="12.3263079952015" calcext:value-type="float">
            <text:p>12,33</text:p>
          </table:table-cell>
          <table:table-cell office:value-type="float" office:value="0.02" calcext:value-type="float">
            <text:p>0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0T21:02:05.834267000</dc:date>
    <meta:editing-duration>PT1M52S</meta:editing-duration>
    <meta:editing-cycles>1</meta:editing-cycles>
    <meta:document-statistic meta:table-count="1" meta:cell-count="308" meta:object-count="0"/>
    <meta:generator>LibreOffice/25.8.3.2$Windows_X86_64 LibreOffice_project/8ca8d55c161d602844f5428fa4b58097424e324e</meta:generator>
  </office:meta>
</office:document-meta>
</file>